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in" fo:margin-right="0in" fo:text-indent="0.4917in" style:auto-text-indent="false"/>
    </style:style>
    <style:style style:name="P4" style:family="paragraph" style:parent-style-name="Standard">
      <style:paragraph-properties fo:margin-left="0in" fo:margin-right="0in" fo:text-indent="0.4917in" style:auto-text-indent="false"/>
      <style:text-properties fo:language="en" fo:country="US"/>
    </style:style>
    <style:style style:name="P5" style:family="paragraph" style:parent-style-name="Без_20_интервала">
      <style:text-properties fo:font-weight="bold" style:font-weight-asian="bold"/>
    </style:style>
    <style:style style:name="P6" style:family="paragraph" style:parent-style-name="Без_20_интервала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7" style:family="paragraph" style:parent-style-name="Абзац_20_списка" style:list-style-name="WW8Num2"/>
    <style:style style:name="P8" style:family="paragraph" style:parent-style-name="Абзац_20_списка" style:list-style-name="WW8Num1"/>
    <style:style style:name="P9" style:family="paragraph" style:parent-style-name="Абзац_20_списка" style:list-style-name="WW8Num5"/>
    <style:style style:name="P10" style:family="paragraph" style:parent-style-name="Абзац_20_списка" style:list-style-name="WW8Num4"/>
    <style:style style:name="P11" style:family="paragraph" style:parent-style-name="Header">
      <style:paragraph-properties>
        <style:tab-stops>
          <style:tab-stop style:position="-3.8398in"/>
        </style:tab-stops>
      </style:paragraph-properties>
      <style:text-properties style:text-underline-style="solid" style:text-underline-width="auto" style:text-underline-color="font-color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-asian="Times New Roman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пецификация к лабораторной работе №1</text:p>
      <text:p text:style-name="P5"/>
      <text:p text:style-name="P1">1. Общее описание</text:p>
      <text:p text:style-name="Standard">Данная программа преобразовывает входную строку согласно алгоритму:</text:p>
      <text:p text:style-name="Standard">Удалить во входной строке все подстроки, начинающиеся на “&lt;” и заканчивающиеся на “&gt;”.</text:p>
      <text:p text:style-name="Standard">Программа поддерживает ввод строки как со стандартного устройства, так и из файла.</text:p>
      <text:p text:style-name="Standard">Язык реализации – C++.</text:p>
      <text:p text:style-name="P1">2. Интерфейс программы</text:p>
      <text:p text:style-name="P1">2.1. Входные данные</text:p>
      <text:p text:style-name="Standard">2.1.1. Параметры программы</text:p>
      <text:p text:style-name="Standard"><text:tab/><text:span text:style-name="T1">NoTags</text:span> [имя_файла]</text:p>
      <text:p text:style-name="Standard">[имя_файла] – необязательный параметр – имя файла, в котором записана входная строка, которую необходимо преобразовать. Расширение файла должно быть *.txt<text:span text:style-name="Footnote_20_Symbol"><text:note text:id="ftn1" text:note-class="footnote"><text:note-citation>1</text:note-citation><text:note-body><text:p text:style-name="Footnote"><text:span text:style-name="T2"><text:s/></text:span>Расширение *.txt означает, что после последней точки в имени файла идут ровно три символа: txt.</text:p></text:note-body></text:note></text:span>.</text:p>
      <text:p text:style-name="Standard">2.1.2. Ввод пользователя с клавиатуры</text:p>
      <text:p text:style-name="Standard">Строка, максимум 300 символов. Допустимые символы – символы с кодами 33-255 согласно таблице ASCII. Ввод строки заканчивается вводом символа с кодом 13 (<text:span text:style-name="T1">Enter</text:span>) в ответ на сообщение 2.2.1.2.</text:p>
      <text:p text:style-name="Standard">2.1.3. Ввод данных из файла</text:p>
      <text:p text:style-name="Standard">Ввод входной строки может быть осуществлен из файла, имя которого указано в качестве параметра. Файл должен находиться в той же директории, из которой запущена программа. Внутри файла должна быть записана входная строка. Допустимые символы – символы с кодами 33-255 согласно таблице ASCII.</text:p>
      <text:p text:style-name="P1">2.2. Выходные данные</text:p>
      <text:p text:style-name="Standard">2.2.1. Сообщения<text:span text:style-name="T1"> </text:span>программы</text:p>
      <text:p text:style-name="P2"><text:tab/>2.2.1.1 «Incorrect filename or file not found. »</text:p>
      <text:p text:style-name="P4">2.2.1.2 «Enter string to process: »</text:p>
      <text:p text:style-name="P2"><text:tab/>2.2.1.3 «Incorrect input, try again, enter string to process: »</text:p>
      <text:p text:style-name="P2"><text:tab/>2.2.1.4 «Source file not found. »</text:p>
      <text:p text:style-name="Standard"><text:span text:style-name="T1"><text:tab/></text:span>2.2.1.5 «<text:span text:style-name="T1">Incorrect</text:span> <text:span text:style-name="T1">input</text:span>, <text:span text:style-name="T1">exited</text:span>.»</text:p>
      <text:p text:style-name="Standard"><text:tab/>2.2.1.6 «<text:span text:style-name="T1">Error</text:span> <text:span text:style-name="T1">writing</text:span> <text:span text:style-name="T1">to</text:span> <text:span text:style-name="T1">file</text:span>.»</text:p>
      <text:p text:style-name="Standard"><text:soft-page-break/>2.2.2. Возвращаемые значения (коды возврата)</text:p>
      <text:p text:style-name="Standard"><text:tab/>0 – если строка была преобразована согласно требуемому алгоритму.</text:p>
      <text:p text:style-name="P3">1 – если строка не была преобразована.</text:p>
      <text:p text:style-name="Standard">2.2.3. Вывод данных в файл</text:p>
      <text:p text:style-name="Standard">Если программа использует для преобразования строку из файла, то программа создаст (перезапишет) файл с именем &lt;имя входного файла без расширения&gt;.<text:span text:style-name="T1">out</text:span>.<text:span text:style-name="T1">txt</text:span>, в который будет записана преобразованная строка.</text:p>
      <text:p text:style-name="P1">3. Функциональные требования</text:p>
      <text:p text:style-name="P1">3.1. Ввод</text:p>
      <text:p text:style-name="Standard">3.1.1. Если программе был передан хотя бы один параметр, то программа использует в качестве входной строки (для преобразования) первые 300 символов первой строки из файла, название которого задано первым параметром, если:</text:p>
      <text:list xml:id="list913238613" text:style-name="WW8Num2">
        <text:list-item>
          <text:p text:style-name="P7">Такой файл существует в текущей директории И</text:p>
        </text:list-item>
        <text:list-item>
          <text:p text:style-name="P7">Доступен для чтения И</text:p>
        </text:list-item>
        <text:list-item>
          <text:p text:style-name="P7">Имеет расширение *<text:span text:style-name="T1">.</text:span>txt</text:p>
        </text:list-item>
      </text:list>
      <text:p text:style-name="Standard">Если файла с таким именем нет в текущей директории или он не доступен для чтения или имеет расширение отличное от *.<text:span text:style-name="T1">txt</text:span>, то программа:</text:p>
      <text:list xml:id="list2071897354" text:style-name="WW8Num1">
        <text:list-item>
          <text:p text:style-name="P8">Выводит на стандартное устройство вывода (экран) сообщение 2.2.1.1 И</text:p>
        </text:list-item>
        <text:list-item>
          <text:p text:style-name="P8">Выводит на стандартное устройство вывода сообщение 2.2.1.2 и ожидает ввод пользователя.</text:p>
        </text:list-item>
      </text:list>
      <text:p text:style-name="Standard">3.1.2. Если программе не было передано ни одного параметра, то она выводит на стандартное устройство вывода сообщение 2.2.1.2 и ожидает ввод пользователя.</text:p>
      <text:p text:style-name="Standard">3.1.3. Если в ответ на сообщение программы 2.2.1.2 или 2.2.1.3 пользователь ввел строку длиной менее 301 символа, в которой содержатся только символы с кодами ASCII 33-255, то программа использует в качестве входной строки (для преобразования) эту введенную строку. Иначе, программа выводит <text:s/>на стандартное устройство вывода сообщение 2.2.1.3 и снова ожидает ввод пользователя.</text:p>
      <text:p text:style-name="Standard">Если пользователь два раза подряд на сообщение программы 2.2.1.3 вводит строку, которая превышает 300 символов и/или содержит недопустимые символы (символы с кодами ASCII 0-31), то программа:</text:p>
      <text:list xml:id="list1418059467" text:style-name="WW8Num5">
        <text:list-item>
          <text:p text:style-name="P9">Выводит в стандартное устройство вывода сообщение 2.2.1.5 И</text:p>
        </text:list-item>
        <text:list-item>
          <text:p text:style-name="P9">Завершает свою работу с кодом возврата 1.</text:p>
        </text:list-item>
      </text:list>
      <text:p text:style-name="Standard"><text:soft-page-break/><text:span text:style-name="T3">3.2. Преобразование</text:span></text:p>
      <text:p text:style-name="Standard">Программа преобразовывает входную строку по алгоритму:</text:p>
      <text:p text:style-name="Standard">Удалить во входной строке все подстроки, начинающиеся на “&lt;” и заканчивающиеся на “&gt;”.</text:p>
      <text:p text:style-name="P1">3.3. Вывод результатов</text:p>
      <text:p text:style-name="Standard">3.3.1. Если программа считала входную строку из файла, то она:</text:p>
      <text:list xml:id="list779280413" text:style-name="WW8Num4">
        <text:list-item>
          <text:p text:style-name="P10">Выводит результат преобразования в выходной файл при условии, что его можно создать (а если он уже есть, то его можно перезаписать) И </text:p>
        </text:list-item>
        <text:list-item>
          <text:p text:style-name="P10">Завершает свою работу с кодом возврата 0.</text:p>
        </text:list-item>
      </text:list>
      <text:p text:style-name="Standard">Выходной файл должен иметь название &lt;имя входного файла без <text:line-break/>расширения&gt;.<text:span text:style-name="T1">out</text:span>.<text:span text:style-name="T1">txt</text:span>.</text:p>
      <text:p text:style-name="Standard">Если программа не может создать (или перезаписать) выходной файл, то она:</text:p>
      <text:list xml:id="list209946384" text:continue-numbering="true" text:style-name="WW8Num4">
        <text:list-item>
          <text:p text:style-name="P10">Выводит в стандартное устройство вывода сообщение 2.2.1.6 И</text:p>
        </text:list-item>
        <text:list-item>
          <text:p text:style-name="P10">Завершает свою работу с кодом возврата 1.</text:p>
        </text:list-item>
      </text:list>
      <text:p text:style-name="Standard">3.3.2. Если программа считала входную строку со стандартного устройства ввода, то она:</text:p>
      <text:list xml:id="list253557319" text:continue-numbering="true" text:style-name="WW8Num4">
        <text:list-item>
          <text:p text:style-name="P10">Выводит результат преобразования на стандартное устройство вывода И </text:p>
        </text:list-item>
        <text:list-item>
          <text:p text:style-name="P10">Завершает свою работу с кодом возврата 0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justify" style:justify-single-word="false" fo:orphans="2" fo:widows="2" style:writing-mode="lr-tb"/>
      <style:text-properties style:use-window-font-color="true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ез_20_интервала" style:display-name="Без интервала" style:family="paragraph">
      <style:paragraph-properties fo:text-align="justify" style:justify-single-word="false" fo:orphans="2" fo:widows="2"/>
      <style:text-properties style:use-window-font-color="true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text-indent="0in" style:auto-text-indent="false"/>
    </style:style>
    <style:style style:name="End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Текст_20_концевой_20_сноски_20_Знак" style:display-name="Текст концевой сноски Знак" style:family="text">
      <style:text-properties style:font-name="Times New Roman" fo:font-size="10pt" style:font-size-asian="10pt" style:font-name-complex="Times New Roman" style:font-size-complex="10pt"/>
    </style:style>
    <style:style style:name="Endnote_20_Symbol" style:display-name="Endnote Symbol" style:family="text">
      <style:text-properties style:text-position="super 58%"/>
    </style:style>
    <style:style style:name="Текст_20_сноски_20_Знак" style:display-name="Текст сноски Знак" style:family="text">
      <style:text-properties style:font-name="Times New Roman" fo:font-size="10pt" style:font-size-asian="10pt" style:font-name-complex="Times New Roman" style:font-size-complex="10pt"/>
    </style:style>
    <style:style style:name="Footnote_20_Symbol" style:display-name="Footnote Symbol" style:family="text">
      <style:text-properties style:text-position="super 58%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0409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409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0409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409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0409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409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0409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040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40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.040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40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040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40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040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4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-3.8398in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bottom="0.2571in" style:dynamic-spacing="true"/>
      </style:header-style>
      <style:footer-style>
        <style:header-footer-properties fo:min-height="0.2957in" fo:margin-top="0.257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К4<text:span text:style-name="MT1">-223</text:span> – Лабораторная работа №1<text:tab/><text:tab/>20<text:span text:style-name="MT1">14</text:span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</meta:initial-creator>
    <meta:creation-date>2014-03-19T22:51:00</meta:creation-date>
    <dc:date>2014-04-20T07:34:38</dc:date>
    <meta:print-date>2010-02-11T22:08:00</meta:print-date>
    <meta:editing-cycles>6</meta:editing-cycles>
    <meta:editing-duration>PT2H8M</meta:editing-duration>
    <meta:generator>LibreOffice/3.5$Linux_X86_64 LibreOffice_project/350m1$Build-2</meta:generator>
    <meta:document-statistic meta:table-count="0" meta:image-count="0" meta:object-count="0" meta:page-count="3" meta:paragraph-count="59" meta:word-count="623" meta:character-count="4239" meta:non-whitespace-character-count="3677"/>
    <meta:user-defined meta:name="_AdHocReviewCycleID" meta:value-type="float">1838518900</meta:user-defined>
    <meta:user-defined meta:name="_AuthorEmail">petrov@ermasoft.ru</meta:user-defined>
    <meta:user-defined meta:name="_AuthorEmailDisplayName">Petrov Mikhail</meta:user-defined>
    <meta:user-defined meta:name="_EmailSubject">ЯПМТ: исправления в спецификации к первой л/р</meta:user-defined>
    <meta:user-defined meta:name="_NewReviewCycle" meta:value-type="string"/>
    <meta:user-defined meta:name="_ReviewingToolsShownOnce" meta:value-type="string"/>
  </office:meta>
</office:document-meta>
</file>